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hate-crimes-on-campus-virginia-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-crimes-on-campus-virginia-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Hate Crimes - On campu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Murder/Non-negligent manslaughter - Race</text:p>
          </table:table-cell>
          <table:table-cell table:style-name="ce21" office:value-type="string">
            <text:p>Murder/Non-negligent manslaughter - Religion</text:p>
          </table:table-cell>
          <table:table-cell table:style-name="ce21" office:value-type="string">
            <text:p>Murder/Non-negligent manslaughter - Sexual orientation</text:p>
          </table:table-cell>
          <table:table-cell table:style-name="ce21" office:value-type="string">
            <text:p>Murder/Non-negligent manslaughter - Gender</text:p>
          </table:table-cell>
          <table:table-cell table:style-name="ce21" office:value-type="string">
            <text:p>Murder/Non-negligent manslaughter - Disability</text:p>
          </table:table-cell>
          <table:table-cell table:style-name="ce21" office:value-type="string">
            <text:p>Murder/Non-negligent manslaughter - Ethnicity/National origin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Negligent manslaughter - Race</text:p>
          </table:table-cell>
          <table:table-cell table:style-name="ce21" office:value-type="string">
            <text:p>Negligent manslaughter - Religion</text:p>
          </table:table-cell>
          <table:table-cell table:style-name="ce21" office:value-type="string">
            <text:p>Negligent manslaughter - Sexual orientation</text:p>
          </table:table-cell>
          <table:table-cell table:style-name="ce21" office:value-type="string">
            <text:p>Negligent manslaughter - Gender</text:p>
          </table:table-cell>
          <table:table-cell table:style-name="ce21" office:value-type="string">
            <text:p>Negligent manslaughter - Disability</text:p>
          </table:table-cell>
          <table:table-cell table:style-name="ce21" office:value-type="string">
            <text:p>Negligent manslaughter - Ethnicity/National origin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Forcible - Race</text:p>
          </table:table-cell>
          <table:table-cell table:style-name="ce21" office:value-type="string">
            <text:p>Sex offenses - Forcible - Religion</text:p>
          </table:table-cell>
          <table:table-cell table:style-name="ce21" office:value-type="string">
            <text:p>Sex offenses - Forcible - Sexual orientation</text:p>
          </table:table-cell>
          <table:table-cell table:style-name="ce21" office:value-type="string">
            <text:p>Sex offenses - Forcible - Gender</text:p>
          </table:table-cell>
          <table:table-cell table:style-name="ce21" office:value-type="string">
            <text:p>Sex offenses - Forcible - Disability</text:p>
          </table:table-cell>
          <table:table-cell table:style-name="ce21" office:value-type="string">
            <text:p>Sex offenses - Forcible - Ethnicity/National origin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Sex offenses - Non-forcible -Race</text:p>
          </table:table-cell>
          <table:table-cell table:style-name="ce21" office:value-type="string">
            <text:p>Sex offenses - Non-forcible - Religion</text:p>
          </table:table-cell>
          <table:table-cell table:style-name="ce21" office:value-type="string">
            <text:p>Sex offenses - Non-forcible - Sexual orientation</text:p>
          </table:table-cell>
          <table:table-cell table:style-name="ce21" office:value-type="string">
            <text:p>Sex offenses - Non-forcible - Gender</text:p>
          </table:table-cell>
          <table:table-cell table:style-name="ce21" office:value-type="string">
            <text:p>Sex offenses - Non-forcible - Disability</text:p>
          </table:table-cell>
          <table:table-cell table:style-name="ce21" office:value-type="string">
            <text:p>Sex offenses - Non-forcible - Ethnicity/National origin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Robbery - Race</text:p>
          </table:table-cell>
          <table:table-cell table:style-name="ce21" office:value-type="string">
            <text:p>Robbery - Religion</text:p>
          </table:table-cell>
          <table:table-cell table:style-name="ce21" office:value-type="string">
            <text:p>Robbery - Sexual orientation</text:p>
          </table:table-cell>
          <table:table-cell table:style-name="ce21" office:value-type="string">
            <text:p>Robbery - Gender</text:p>
          </table:table-cell>
          <table:table-cell table:style-name="ce21" office:value-type="string">
            <text:p>Robbery - Disability</text:p>
          </table:table-cell>
          <table:table-cell table:style-name="ce21" office:value-type="string">
            <text:p>Robbery - Ethnicity/National origin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Aggravated assault - Race</text:p>
          </table:table-cell>
          <table:table-cell table:style-name="ce21" office:value-type="string">
            <text:p>Aggravated assault - Religion</text:p>
          </table:table-cell>
          <table:table-cell table:style-name="ce21" office:value-type="string">
            <text:p>Aggravated assault - Sexual orientation</text:p>
          </table:table-cell>
          <table:table-cell table:style-name="ce21" office:value-type="string">
            <text:p>Aggravated assault - Gender</text:p>
          </table:table-cell>
          <table:table-cell table:style-name="ce21" office:value-type="string">
            <text:p>Aggravated assault - Disability</text:p>
          </table:table-cell>
          <table:table-cell table:style-name="ce21" office:value-type="string">
            <text:p>Aggravated assault - Ethnicity/National origin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Burglary - Race</text:p>
          </table:table-cell>
          <table:table-cell table:style-name="ce21" office:value-type="string">
            <text:p>Burglary - Religion</text:p>
          </table:table-cell>
          <table:table-cell table:style-name="ce21" office:value-type="string">
            <text:p>Burglary - Sexual orientation</text:p>
          </table:table-cell>
          <table:table-cell table:style-name="ce21" office:value-type="string">
            <text:p>Burglary - Gender</text:p>
          </table:table-cell>
          <table:table-cell table:style-name="ce21" office:value-type="string">
            <text:p>Burglary - Disability</text:p>
          </table:table-cell>
          <table:table-cell table:style-name="ce21" office:value-type="string">
            <text:p>Burglary - Ethnicity/National origin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Motor vehicle theft - Race</text:p>
          </table:table-cell>
          <table:table-cell table:style-name="ce21" office:value-type="string">
            <text:p>Motor vehicle theft - Religion</text:p>
          </table:table-cell>
          <table:table-cell table:style-name="ce21" office:value-type="string">
            <text:p>Motor vehicle theft - Sexual orientation</text:p>
          </table:table-cell>
          <table:table-cell table:style-name="ce21" office:value-type="string">
            <text:p>Motor vehicle theft - Gender</text:p>
          </table:table-cell>
          <table:table-cell table:style-name="ce21" office:value-type="string">
            <text:p>Motor vehicle theft - Disability</text:p>
          </table:table-cell>
          <table:table-cell table:style-name="ce21" office:value-type="string">
            <text:p>Motor vehicle theft - Ethnicity/National origi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Arson - Race</text:p>
          </table:table-cell>
          <table:table-cell table:style-name="ce21" office:value-type="string">
            <text:p>Arson - Religion</text:p>
          </table:table-cell>
          <table:table-cell table:style-name="ce21" office:value-type="string">
            <text:p>Arson - Sexual orientation</text:p>
          </table:table-cell>
          <table:table-cell table:style-name="ce21" office:value-type="string">
            <text:p>Arson - Gender</text:p>
          </table:table-cell>
          <table:table-cell table:style-name="ce21" office:value-type="string">
            <text:p>Arson - Disability</text:p>
          </table:table-cell>
          <table:table-cell table:style-name="ce21" office:value-type="string">
            <text:p>Arson - Ethnicity/National origin</text:p>
          </table:table-cell>
          <table:table-cell table:style-name="ce21" office:value-type="string">
            <text:p>Simple assault</text:p>
          </table:table-cell>
          <table:table-cell table:style-name="ce21" office:value-type="string">
            <text:p>Simple assault - Race</text:p>
          </table:table-cell>
          <table:table-cell table:style-name="ce21" office:value-type="string">
            <text:p>Simple assault - Religion</text:p>
          </table:table-cell>
          <table:table-cell table:style-name="ce21" office:value-type="string">
            <text:p>Simple assault - Sexual orientation</text:p>
          </table:table-cell>
          <table:table-cell table:style-name="ce21" office:value-type="string">
            <text:p>Simple assault - Gender</text:p>
          </table:table-cell>
          <table:table-cell table:style-name="ce21" office:value-type="string">
            <text:p>Simple assault - Disability</text:p>
          </table:table-cell>
          <table:table-cell table:style-name="ce21" office:value-type="string">
            <text:p>Simple assault - Ethnicity/National origin</text:p>
          </table:table-cell>
          <table:table-cell table:style-name="ce21" office:value-type="string">
            <text:p>Larceny-theft</text:p>
          </table:table-cell>
          <table:table-cell table:style-name="ce21" office:value-type="string">
            <text:p>Larceny-theft - Race</text:p>
          </table:table-cell>
          <table:table-cell table:style-name="ce21" office:value-type="string">
            <text:p>Larceny-theft - Religion</text:p>
          </table:table-cell>
          <table:table-cell table:style-name="ce21" office:value-type="string">
            <text:p>Larceny-theft - Sexual orientation</text:p>
          </table:table-cell>
          <table:table-cell table:style-name="ce21" office:value-type="string">
            <text:p>Larceny-theft - Gender</text:p>
          </table:table-cell>
          <table:table-cell table:style-name="ce21" office:value-type="string">
            <text:p>Larceny-theft - Disability</text:p>
          </table:table-cell>
          <table:table-cell table:style-name="ce21" office:value-type="string">
            <text:p>Larceny-theft - Ethnicity/National origin</text:p>
          </table:table-cell>
          <table:table-cell table:style-name="ce21" office:value-type="string">
            <text:p>Intimidation</text:p>
          </table:table-cell>
          <table:table-cell table:style-name="ce21" office:value-type="string">
            <text:p>Intimidation - Race</text:p>
          </table:table-cell>
          <table:table-cell table:style-name="ce21" office:value-type="string">
            <text:p>Intimidation - Religion</text:p>
          </table:table-cell>
          <table:table-cell table:style-name="ce21" office:value-type="string">
            <text:p>Intimidation - Sexual orientation</text:p>
          </table:table-cell>
          <table:table-cell table:style-name="ce21" office:value-type="string">
            <text:p>Intimidation - Gender</text:p>
          </table:table-cell>
          <table:table-cell table:style-name="ce21" office:value-type="string">
            <text:p>Intimidation - Disability</text:p>
          </table:table-cell>
          <table:table-cell table:style-name="ce21" office:value-type="string">
            <text:p>Intimidation - Ethnicity/National origin</text:p>
          </table:table-cell>
          <table:table-cell table:style-name="ce21" office:value-type="string">
            <text:p>Destruction/damage/ vandalism of property</text:p>
          </table:table-cell>
          <table:table-cell table:style-name="ce21" office:value-type="string">
            <text:p>Destruction/damage/ vandalism of property - Race</text:p>
          </table:table-cell>
          <table:table-cell table:style-name="ce21" office:value-type="string">
            <text:p>Destruction/damage/ vandalism of property - Religion</text:p>
          </table:table-cell>
          <table:table-cell table:style-name="ce21" office:value-type="string">
            <text:p>Destruction/damage/ vandalism of property - Sexual orientation</text:p>
          </table:table-cell>
          <table:table-cell table:style-name="ce21" office:value-type="string">
            <text:p>Destruction/damage/ vandalism of property - Gender</text:p>
          </table:table-cell>
          <table:table-cell table:style-name="ce21" office:value-type="string">
            <text:p>Destruction/damage/ vandalism of property - Disability</text:p>
          </table:table-cell>
          <table:table-cell table:style-name="ce21" office:value-type="string">
            <text:p>Destruction/damage/ vandalism of property - Ethnicity/National origin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841">
            <text:p>8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841">
            <text:p>8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2">
            <text:p>3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142">
            <text:p>11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1">
            <text:p>9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1">
            <text:p>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8113">
            <text:p>458113</text:p>
          </table:table-cell>
          <table:table-cell table:style-name="ce21" office:value-type="string">
            <text:p>Bethe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836">
            <text:p>48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3">
            <text:p>7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480">
            <text:p>233480</text:p>
          </table:table-cell>
          <table:table-cell table:style-name="ce21" office:value-type="string">
            <text:p>Bon Secours St Mary's Hospital School of Medical Imag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48">
            <text:p>16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9107">
            <text:p>459107</text:p>
          </table:table-cell>
          <table:table-cell table:style-name="ce21" office:value-type="string">
            <text:p>Bryant &amp; Stratton College-Hamp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yant &amp; Stratton College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1006">
            <text:p>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3">
            <text:p>8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0306">
            <text:p>430306</text:p>
          </table:table-cell>
          <table:table-cell table:style-name="ce21" office:value-type="string">
            <text:p>Cayce Reilly School of Massotherap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61">
            <text:p>54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5461">
            <text:p>54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5461">
            <text:p>54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ppomattox Center</text:p>
          </table:table-cell>
          <table:table-cell table:style-name="ce21" office:value-type="float" office:value="5461">
            <text:p>54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herst Center</text:p>
          </table:table-cell>
          <table:table-cell table:style-name="ce21" office:value-type="float" office:value="5461">
            <text:p>54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1592">
            <text:p>451592</text:p>
          </table:table-cell>
          <table:table-cell table:style-name="ce21" office:value-type="string">
            <text:p>Centura College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13">
            <text:p>2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313">
            <text:p>3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605">
            <text:p>16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60871">
            <text:p>460871</text:p>
          </table:table-cell>
          <table:table-cell table:style-name="ce21" office:value-type="string">
            <text:p>Chamberlain College of Nursing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amberlain College of Nursing-Arlington Campus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90">
            <text:p>49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VIMS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C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Newport News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5983">
            <text:p>455983</text:p>
          </table:table-cell>
          <table:table-cell table:style-name="ce21" office:value-type="string">
            <text:p>Columbia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1">
            <text:p>3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8">
            <text:p>15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90">
            <text:p>43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1185">
            <text:p>11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 Hamptons Road Campus</text:p>
          </table:table-cell>
          <table:table-cell table:style-name="ce21" office:value-type="float" office:value="1185">
            <text:p>11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enter</text:p>
          </table:table-cell>
          <table:table-cell table:style-name="ce21" office:value-type="float" office:value="1185">
            <text:p>11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1617">
            <text:p>451617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1">
            <text:p>15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22">
            <text:p>10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8">
            <text:p>10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ECPI University - Richmond (South)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ECPI University - Richmond (Innsbrook)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ECPI University - Richmond (West)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964">
            <text:p>9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2">
            <text:p>9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0599">
            <text:p>450599</text:p>
          </table:table-cell>
          <table:table-cell table:style-name="ce21" office:value-type="string">
            <text:p>Empire Beauty School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Richmond- VA</text:p>
          </table:table-cell>
          <table:table-cell table:style-name="ce21" office:value-type="float" office:value="162">
            <text:p>1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442">
            <text:p>4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772">
            <text:p>7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423">
            <text:p>4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0">
            <text:p>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2">
            <text:p>15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2">
            <text:p>4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511">
            <text:p>5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320">
            <text:p>333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7779">
            <text:p>77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7779">
            <text:p>77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7779">
            <text:p>77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tafford County Center</text:p>
          </table:table-cell>
          <table:table-cell table:style-name="ce21" office:value-type="float" office:value="7779">
            <text:p>77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5390">
            <text:p>455390</text:p>
          </table:table-cell>
          <table:table-cell table:style-name="ce21" office:value-type="string">
            <text:p>Global Healt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3">
            <text:p>2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4">
            <text:p>2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7">
            <text:p>10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21">
            <text:p>5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5221">
            <text:p>5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953">
            <text:p>9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8122">
            <text:p>458122</text:p>
          </table:table-cell>
          <table:table-cell table:style-name="ce21" office:value-type="string">
            <text:p>Institute of Advanced Medical Esthetic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97">
            <text:p>6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63">
            <text:p>11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13">
            <text:p>7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9602">
            <text:p>459602</text:p>
          </table:table-cell>
          <table:table-cell table:style-name="ce21" office:value-type="string">
            <text:p>ITT Technical Institute-Salem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3">
            <text:p>9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3367">
            <text:p>133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3367">
            <text:p>133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3367">
            <text:p>133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722">
            <text:p>197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9722">
            <text:p>197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9722">
            <text:p>197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9722">
            <text:p>197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65">
            <text:p>10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97">
            <text:p>107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10797">
            <text:p>107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10797">
            <text:p>107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Johnston-Willis Campus</text:p>
          </table:table-cell>
          <table:table-cell table:style-name="ce21" office:value-type="float" office:value="10797">
            <text:p>107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75246">
            <text:p>475246</text:p>
          </table:table-cell>
          <table:table-cell table:style-name="ce21" office:value-type="string">
            <text:p>Kaplan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096">
            <text:p>640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60">
            <text:p>48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7270">
            <text:p>7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7270">
            <text:p>7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uray-Page County Center</text:p>
          </table:table-cell>
          <table:table-cell table:style-name="ce21" office:value-type="float" office:value="7270">
            <text:p>7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3">
            <text:p>17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33">
            <text:p>36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868">
            <text:p>18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868">
            <text:p>18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868">
            <text:p>18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19">
            <text:p>32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07">
            <text:p>52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7091">
            <text:p>70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753">
            <text:p>247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1">
            <text:p>32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661">
            <text:p>16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661">
            <text:p>16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9995">
            <text:p>449995</text:p>
          </table:table-cell>
          <table:table-cell table:style-name="ce21" office:value-type="string">
            <text:p>Paul Mitchell the School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ul Mitchell The School Tysons Corner</text:p>
          </table:table-cell>
          <table:table-cell table:style-name="ce21" office:value-type="float" office:value="232">
            <text:p>2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84">
            <text:p>56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70">
            <text:p>93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76">
            <text:p>5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57">
            <text:p>1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734">
            <text:p>37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734">
            <text:p>37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67605">
            <text:p>467605</text:p>
          </table:table-cell>
          <table:table-cell table:style-name="ce21" office:value-type="string">
            <text:p>Regency Beauty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gency Beauty Institute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67650">
            <text:p>467650</text:p>
          </table:table-cell>
          <table:table-cell table:style-name="ce21" office:value-type="string">
            <text:p>Regency Beauty Institut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gency Beauty Institute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68">
            <text:p>55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629">
            <text:p>16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392">
            <text:p>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5">
            <text:p>3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57">
            <text:p>20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829">
            <text:p>8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7">
            <text:p>3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52">
            <text:p>40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264">
            <text:p>2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9259">
            <text:p>459259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559">
            <text:p>5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9268">
            <text:p>459268</text:p>
          </table:table-cell>
          <table:table-cell table:style-name="ce21" office:value-type="string">
            <text:p>South University?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 - Virginia Beach</text:p>
          </table:table-cell>
          <table:table-cell table:style-name="ce21" office:value-type="float" office:value="437">
            <text:p>4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1608">
            <text:p>451608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3">
            <text:p>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6461">
            <text:p>64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33">
            <text:p>3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23">
            <text:p>18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oodbridge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Fredericksburg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lexandria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Loudoun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anassas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Henrico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Chesterfield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hesapeake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ewport News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Virginia Beach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8496">
            <text:p>458496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427">
            <text:p>4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2094">
            <text:p>20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6010">
            <text:p>456010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67">
            <text:p>20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999">
            <text:p>109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Regional Automotive Center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Portsmouth Campus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76568">
            <text:p>476568</text:p>
          </table:table-cell>
          <table:table-cell table:style-name="ce21" office:value-type="string">
            <text:p>Tomorrow's Image Barber Academy of 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1">
            <text:p>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21">
            <text:p>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170">
            <text:p>5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tafford Campus</text:p>
          </table:table-cell>
          <table:table-cell table:style-name="ce21" office:value-type="float" office:value="5170">
            <text:p>5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889">
            <text:p>8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592">
            <text:p>5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8">
            <text:p>43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4297">
            <text:p>24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4297">
            <text:p>24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4297">
            <text:p>24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4297">
            <text:p>24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4297">
            <text:p>24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627">
            <text:p>316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1627">
            <text:p>316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Qatar Campus</text:p>
          </table:table-cell>
          <table:table-cell table:style-name="ce21" office:value-type="float" office:value="31627">
            <text:p>316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823">
            <text:p>28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58">
            <text:p>5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605">
            <text:p>16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Richmond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The Institute for Advanced Learning and Research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Virginia Tech Carilion Research Institution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26">
            <text:p>1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90">
            <text:p>58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78">
            <text:p>1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7">
            <text:p>5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04">
            <text:p>14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57">
            <text:p>85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3">
            <text:p>21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442">
            <text:p>4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9">
            <text:p>4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792">
            <text:p>37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-crimes-on-campus-virginia-" style:display-name="PageStyle_hate-crimes-on-campus-virginia-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